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1/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octet-stream"/>
  <manifest:file-entry manifest:full-path="Object 1/content.xml" manifest:media-type="text/xml"/>
  <manifest:file-entry manifest:full-path="Object 1/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><text:span text:style-name="T2">Linux disk encryption</text:span></text:p>
      <text:p text:style-name="Standard"/>
      <text:p text:style-name="Standard"><draw:frame draw:z-index="251658240" draw:id="id0" draw:style-name="a0" draw:name="Object1" text:anchor-type="paragraph" svg:x="0in" svg:y="0in" svg:width="4.87778in" svg:height="1.86181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u can first find your disk free-unpatitioned space by using:</text:p>
      <text:p text:style-name="Standard"># parted<text:s/>/dev/sdX print free</text:p>
      <text:p text:style-name="Standard">(or parted, select desired disk,print free)</text:p>
      <text:p text:style-name="Standard"/>
      <text:p text:style-name="Standard"><text:span text:style-name="T3">1.</text:span><text:s/># gdisk ...</text:p>
      <text:p text:style-name="Standard"><text:span text:style-name="T4">2. crypto-format<text:s/></text:span><text:s/># cryptsetup luksFormat /dev/sdb2 <text:s/>==&gt;enter a passphrase</text:p>
      <text:p text:style-name="Standard"><text:span text:style-name="T5">3.</text:span><text:s/><text:span text:style-name="T6">Create the devi</text:span><text:span text:style-name="T7">c</text:span><text:span text:style-name="T8">e /dev/mapper/secret</text:span><text:s/># cryptsetup open /dev/sdb2 secret</text:p>
      <text:p text:style-name="Standard">Command requires device and mapped name (secret) as arguments.</text:p>
      <text:p text:style-name="Standard"># cryptsetup<text:s/><text:span text:style-name="T9">open</text:span><text:s/>/dev/sdb2 secret</text:p>
      <text:p text:style-name="Standard">Enter passphrase for /dev/sdb2:</text:p>
      <text:p text:style-name="Standard">The results: in /dev/mapper a new device is created named<text:s/><text:span text:style-name="T10">secret</text:span></text:p>
      <text:p text:style-name="Standard"><text:span text:style-name="T11">4.</text:span><text:s/># mkfs.ext4 /dev/mapper/secret</text:p>
      <text:p text:style-name="Standard"><text:span text:style-name="T12">5.</text:span><text:s/># mount /dev/mapper/secret /mnt/</text:p>
      <text:p text:style-name="Standard">Now we can copy files to this partition.</text:p>
      <text:p text:style-name="Standard"><text:span text:style-name="T13">6.</text:span><text:s/># cryptsetup<text:s/><text:span text:style-name="T14">close</text:span><text:s/>secret ==&gt; the file<text:s/><text:span text:style-name="T15">secret</text:span><text:s/>no longer apper under /<text:span text:style-name="T16">de</text:span><text:span text:style-name="T17">v/</text:span>mapper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siliu Gabriela</dc:creator>
    <meta:creation-date>2021-12-11T15:57:00Z</meta:creation-date>
    <dc:date>2021-12-11T16:02:00Z</dc:date>
    <meta:template xlink:href="Normal.dotm" xlink:type="simple"/>
    <meta:editing-cycles>11</meta:editing-cycles>
    <meta:editing-duration>PT12720S</meta:editing-duration>
    <meta:document-statistic meta:page-count="1" meta:paragraph-count="1" meta:word-count="107" meta:character-count="727" meta:row-count="5" meta:non-whitespace-character-count="6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15pt"/>
    </style:style>
    <style:style style:name="co2" style:family="table-column">
      <style:table-column-properties fo:break-before="auto" style:column-width="194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2"/>
        <table:table-row table:style-name="ro1">
          <table:table-cell table:style-name="ce9" office:value-type="string" calcext:value-type="string">
            <text:p>Device layer</text:p>
          </table:table-cell>
          <table:table-cell table:style-name="ce11" office:value-type="string" calcext:value-type="string">
            <text:p>luks layer</text:p>
          </table:table-cell>
        </table:table-row>
        <table:table-row table:style-name="ro1">
          <table:table-cell office:value-type="string" calcext:value-type="string">
            <text:p>1. create partition</text:p>
          </table:table-cell>
          <table:table-cell/>
        </table:table-row>
        <table:table-row table:style-name="ro2">
          <table:table-cell office:value-type="string" calcext:value-type="string">
            <text:p>2. cryptsetup</text:p>
            <text:p># luksformat (encrypting partition)</text:p>
          </table:table-cell>
          <table:table-cell/>
        </table:table-row>
        <table:table-row table:style-name="ro3">
          <table:table-cell office:value-type="string" calcext:value-type="string">
            <text:p>3. cryptsetup open /dev….</text:p>
            <text:p>the result  ====&gt;&gt;</text:p>
          </table:table-cell>
          <table:table-cell office:value-type="string" calcext:value-type="string">
            <text:p>we’ll have a device in devicemapper like</text:p>
            <text:p><text:span text:style-name="T1">dev/</text:span><text:span text:style-name="T2">mapper/secret</text:span></text:p>
            <text:p><text:span text:style-name="T2">We now have an opend encrypted device</text:span></text:p>
          </table:table-cell>
        </table:table-row>
        <table:table-row table:style-name="ro1">
          <table:table-cell/>
          <table:table-cell office:value-type="string" calcext:value-type="string">
            <text:p>4. mkfs</text:p>
          </table:table-cell>
        </table:table-row>
        <table:table-row table:style-name="ro1">
          <table:table-cell/>
          <table:table-cell office:value-type="string" calcext:value-type="string">
            <text:p>5. mount</text:p>
          </table:table-cell>
        </table:table-row>
        <table:table-row table:style-name="ro2">
          <table:table-cell/>
          <table:table-cell office:value-type="string" calcext:value-type="string">
            <text:p>6. cryptsetup luksClose</text:p>
            <text:p>The device is closed encrypt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13:00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